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4 : Résister aux </text:span></text:p>
          <text:p text:style-name="P1"><text:span text:style-name="T1">Contraintes extérie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5.7cm">
          <text:p text:style-name="P3"><text:span text:style-name="T2">FT8 : Choisir des matériaux</text:span></text:p>
          <text:p text:style-name="P3"><text:span text:style-name="T2">Adaptés et résistant aux chocs</text:span></text:p>
          <text:p text:style-name="P3"><text:span text:style-name="T2">Pour le boît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5.7cm">
          <text:p text:style-name="P3"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8:51:54.197303332</dc:date>
    <meta:editing-duration>PT12M8S</meta:editing-duration>
    <meta:editing-cycles>4</meta:editing-cycles>
    <meta:generator>LibreOffice/5.1.4.2$Linux_X86_64 LibreOffice_project/10m0$Build-2</meta:generator>
    <meta:document-statistic meta:object-count="5"/>
  </office:meta>
</office:document-meta>
</file>